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TRIMENTOS DE ANIMALES NUEVO-HORIZONTE E.I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LMER FABIAN CALLUPE AGUILA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0:47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